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098in"/>
    </style:style>
    <style:style style:name="co4" style:family="table-column">
      <style:table-column-properties fo:break-before="auto" style:column-width="1.998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3252in"/>
    </style:style>
    <style:style style:name="co8" style:family="table-column">
      <style:table-column-properties fo:break-before="auto" style:column-width="1.5783in"/>
    </style:style>
    <style:style style:name="co9" style:family="table-column">
      <style:table-column-properties fo:break-before="auto" style:column-width="1.5882in"/>
    </style:style>
    <style:style style:name="co10" style:family="table-column">
      <style:table-column-properties fo:break-before="auto" style:column-width="1.598in"/>
    </style:style>
    <style:style style:name="co11" style:family="table-column">
      <style:table-column-properties fo:break-before="auto" style:column-width="1.4425in"/>
    </style:style>
    <style:style style:name="co12" style:family="table-column">
      <style:table-column-properties fo:break-before="auto" style:column-width="1.2472in"/>
    </style:style>
    <style:style style:name="co13" style:family="table-column">
      <style:table-column-properties fo:break-before="auto" style:column-width="1.4618in"/>
    </style:style>
    <style:style style:name="co14" style:family="table-column">
      <style:table-column-properties fo:break-before="auto" style:column-width="1.4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ff860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lative energies of neutral BN-doped naphthalene molecule in its ground state" table:style-name="ta1">
        <table:shapes>
          <draw:frame draw:z-index="0" draw:style-name="gr1" draw:text-style-name="P1" svg:width="6.2988in" svg:height="3.5429in" svg:x="3.8638in" svg:y="0.563in">
            <draw:object draw:notify-on-update-of-ranges="'Relative energies of neutral BN-doped naphthalene molecule in its ground state'.A2:'Relative energies of neutral BN-doped naphthalene molecule in its ground state'.A24 'Relative energies of neutral BN-doped naphthalene molecule in its ground state'.B2:'Relative energies of neutral BN-doped naphthalene molecule in its ground state'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0.115681284175394" calcext:value-type="float">
            <text:p>0.115681284175394</text:p>
          </table:table-cell>
        </table:table-row>
        <table:table-row table:style-name="ro1">
          <table:table-cell office:value-type="string" calcext:value-type="string">
            <text:p>BN-9,10-Naphthalene</text:p>
          </table:table-cell>
          <table:table-cell office:value-type="float" office:value="8.55577146051463" calcext:value-type="float">
            <text:p>8.55577146051463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8.64530444464114" calcext:value-type="float">
            <text:p>8.64530444464114</text:p>
          </table:table-cell>
        </table:table-row>
        <table:table-row table:style-name="ro1">
          <table:table-cell office:value-type="string" calcext:value-type="string">
            <text:p>BN-2,3-Naphthalene</text:p>
          </table:table-cell>
          <table:table-cell office:value-type="float" office:value="14.6928785065099" calcext:value-type="float">
            <text:p>14.6928785065099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20.1314111582532" calcext:value-type="float">
            <text:p>20.1314111582532</text:p>
          </table:table-cell>
        </table:table-row>
        <table:table-row table:style-name="ro1">
          <table:table-cell office:value-type="string" calcext:value-type="string">
            <text:p>BN-1,4-Naphthalene</text:p>
          </table:table-cell>
          <table:table-cell office:value-type="float" office:value="36.5743055891885" calcext:value-type="float">
            <text:p>36.5743055891885</text:p>
          </table:table-cell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39.6316235635634" calcext:value-type="float">
            <text:p>39.6316235635634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42.4646258956833" calcext:value-type="float">
            <text:p>42.4646258956833</text:p>
          </table:table-cell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42.5911066097193" calcext:value-type="float">
            <text:p>42.5911066097193</text:p>
          </table:table-cell>
        </table:table-row>
        <table:table-row table:style-name="ro1">
          <table:table-cell office:value-type="string" calcext:value-type="string">
            <text:p>BN-1,3-Naphthalene</text:p>
          </table:table-cell>
          <table:table-cell office:value-type="float" office:value="45.5203813726214" calcext:value-type="float">
            <text:p>45.5203813726214</text:p>
          </table:table-cell>
        </table:table-row>
        <table:table-row table:style-name="ro1">
          <table:table-cell office:value-type="string" calcext:value-type="string">
            <text:p>BN-2,4-Naphthalene</text:p>
          </table:table-cell>
          <table:table-cell office:value-type="float" office:value="46.3101453747543" calcext:value-type="float">
            <text:p>46.3101453747543</text:p>
          </table:table-cell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50.2094361000301" calcext:value-type="float">
            <text:p>50.2094361000301</text:p>
          </table:table-cell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52.124009984641" calcext:value-type="float">
            <text:p>52.124009984641</text:p>
          </table:table-cell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54.0068130885971" calcext:value-type="float">
            <text:p>54.0068130885971</text:p>
          </table:table-cell>
        </table:table-row>
        <table:table-row table:style-name="ro1">
          <table:table-cell office:value-type="string" calcext:value-type="string">
            <text:p>BN-1,7-Naphthalene</text:p>
          </table:table-cell>
          <table:table-cell office:value-type="float" office:value="56.1724972497596" calcext:value-type="float">
            <text:p>56.1724972497596</text:p>
          </table:table-cell>
        </table:table-row>
        <table:table-row table:style-name="ro1">
          <table:table-cell office:value-type="string" calcext:value-type="string">
            <text:p>BN-2,8-Naphthalene</text:p>
          </table:table-cell>
          <table:table-cell office:value-type="float" office:value="56.194598116758" calcext:value-type="float">
            <text:p>56.194598116758</text:p>
          </table:table-cell>
        </table:table-row>
        <table:table-row table:style-name="ro1">
          <table:table-cell office:value-type="string" calcext:value-type="string">
            <text:p>BN-1,8-Naphthalene</text:p>
          </table:table-cell>
          <table:table-cell office:value-type="float" office:value="57.5908432922984" calcext:value-type="float">
            <text:p>57.5908432922984</text:p>
          </table:table-cell>
        </table:table-row>
        <table:table-row table:style-name="ro1">
          <table:table-cell office:value-type="string" calcext:value-type="string">
            <text:p>BN-2,6-Naphthalene</text:p>
          </table:table-cell>
          <table:table-cell office:value-type="float" office:value="58.1365753194146" calcext:value-type="float">
            <text:p>58.1365753194146</text:p>
          </table:table-cell>
        </table:table-row>
        <table:table-row table:style-name="ro1">
          <table:table-cell office:value-type="string" calcext:value-type="string">
            <text:p>BN-1,5-Naphthalene</text:p>
          </table:table-cell>
          <table:table-cell office:value-type="float" office:value="59.0521046753266" calcext:value-type="float">
            <text:p>59.0521046753266</text:p>
          </table:table-cell>
        </table:table-row>
        <table:table-row table:style-name="ro1">
          <table:table-cell office:value-type="string" calcext:value-type="string">
            <text:p>BN-2,5-Naphthalene</text:p>
          </table:table-cell>
          <table:table-cell office:value-type="float" office:value="63.240890402672" calcext:value-type="float">
            <text:p>63.240890402672</text:p>
          </table:table-cell>
        </table:table-row>
        <table:table-row table:style-name="ro1">
          <table:table-cell office:value-type="string" calcext:value-type="string">
            <text:p>BN-1,6-Naphthalene</text:p>
          </table:table-cell>
          <table:table-cell office:value-type="float" office:value="65.7653465594933" calcext:value-type="float">
            <text:p>65.7653465594933</text:p>
          </table:table-cell>
        </table:table-row>
        <table:table-row table:style-name="ro1">
          <table:table-cell office:value-type="string" calcext:value-type="string">
            <text:p>BN-2,7-Naphthalene</text:p>
          </table:table-cell>
          <table:table-cell office:value-type="float" office:value="66.4780022556754" calcext:value-type="float">
            <text:p>66.4780022556754</text:p>
          </table:table-cell>
        </table:table-row>
        <table:table-row table:style-name="ro1">
          <table:table-cell office:value-type="string" calcext:value-type="string">
            <text:p>Naphthalene</text:p>
          </table:table-cell>
          <table:table-cell office:value-type="float" office:value="2137.07451982841" calcext:value-type="float">
            <text:p>2137.07451982841</text:p>
          </table:table-cell>
        </table:table-row>
      </table:table>
      <table:table table:name="Relative energies of cation BN-doped naphthalene molecule in its ground state" table:style-name="ta1">
        <table:shapes>
          <draw:frame draw:z-index="0" draw:style-name="gr1" draw:text-style-name="P1" svg:width="6.2988in" svg:height="3.5429in" svg:x="3.7268in" svg:y="0.4547in">
            <draw:object draw:notify-on-update-of-ranges="'Relative energies of cation BN-doped naphthalene molecule in its ground state'.A1:'Relative energies of cation BN-doped naphthalene molecule in its ground state'.A23 'Relative energies of cation BN-doped naphthalene molecule in its ground state'.B1:'Relative energies of cation BN-doped naphthalene molecule in its ground state'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-2,3-Naphthalene</text:p>
          </table:table-cell>
          <table:table-cell office:value-type="float" office:value="2.84225808986432" calcext:value-type="float">
            <text:p>2.84225808986432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4.54125753264011" calcext:value-type="float">
            <text:p>4.54125753264011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7.11836796965184" calcext:value-type="float">
            <text:p>7.11836796965184</text:p>
          </table:table-cell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7.51025361525617" calcext:value-type="float">
            <text:p>7.51025361525617</text:p>
          </table:table-cell>
        </table:table-row>
        <table:table-row table:style-name="ro1">
          <table:table-cell office:value-type="string" calcext:value-type="string">
            <text:p>BN-9,10-Naphthalene</text:p>
          </table:table-cell>
          <table:table-cell office:value-type="float" office:value="15.0499436776901" calcext:value-type="float">
            <text:p>15.0499436776901</text:p>
          </table:table-cell>
        </table:table-row>
        <table:table-row table:style-name="ro1">
          <table:table-cell office:value-type="string" calcext:value-type="string">
            <text:p>BN-1,8-Naphthalene</text:p>
          </table:table-cell>
          <table:table-cell office:value-type="float" office:value="32.0898627214276" calcext:value-type="float">
            <text:p>32.0898627214276</text:p>
          </table:table-cell>
        </table:table-row>
        <table:table-row table:style-name="ro1">
          <table:table-cell office:value-type="string" calcext:value-type="string">
            <text:p>BN-2,8-Naphthalene</text:p>
          </table:table-cell>
          <table:table-cell office:value-type="float" office:value="32.5804429825139" calcext:value-type="float">
            <text:p>32.5804429825139</text:p>
          </table:table-cell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34.424045599247" calcext:value-type="float">
            <text:p>34.424045599247</text:p>
          </table:table-cell>
        </table:table-row>
        <table:table-row table:style-name="ro1">
          <table:table-cell office:value-type="string" calcext:value-type="string">
            <text:p>BN-1,5-Naphthalene</text:p>
          </table:table-cell>
          <table:table-cell office:value-type="float" office:value="35.1044912584826" calcext:value-type="float">
            <text:p>35.1044912584826</text:p>
          </table:table-cell>
        </table:table-row>
        <table:table-row table:style-name="ro1">
          <table:table-cell office:value-type="string" calcext:value-type="string">
            <text:p>BN-2,4-Naphthalene</text:p>
          </table:table-cell>
          <table:table-cell office:value-type="float" office:value="35.9910861744228" calcext:value-type="float">
            <text:p>35.9910861744228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36.6142277117633" calcext:value-type="float">
            <text:p>36.6142277117633</text:p>
          </table:table-cell>
        </table:table-row>
        <table:table-row table:style-name="ro1">
          <table:table-cell office:value-type="string" calcext:value-type="string">
            <text:p>BN-2,5-Naphthalene</text:p>
          </table:table-cell>
          <table:table-cell office:value-type="float" office:value="38.4701671554495" calcext:value-type="float">
            <text:p>38.4701671554495</text:p>
          </table:table-cell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38.8059723217163" calcext:value-type="float">
            <text:p>38.8059723217163</text:p>
          </table:table-cell>
        </table:table-row>
        <table:table-row table:style-name="ro1">
          <table:table-cell office:value-type="string" calcext:value-type="string">
            <text:p>BN-1,4-Naphthalene</text:p>
          </table:table-cell>
          <table:table-cell office:value-type="float" office:value="39.7319622526455" calcext:value-type="float">
            <text:p>39.7319622526455</text:p>
          </table:table-cell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39.9258248831211" calcext:value-type="float">
            <text:p>39.9258248831211</text:p>
          </table:table-cell>
        </table:table-row>
        <table:table-row table:style-name="ro1">
          <table:table-cell office:value-type="string" calcext:value-type="string">
            <text:p>BN-1,3-Naphthalene</text:p>
          </table:table-cell>
          <table:table-cell office:value-type="float" office:value="41.2862392947307" calcext:value-type="float">
            <text:p>41.2862392947307</text:p>
          </table:table-cell>
        </table:table-row>
        <table:table-row table:style-name="ro1">
          <table:table-cell office:value-type="string" calcext:value-type="string">
            <text:p>BN-2,7-Naphthalene</text:p>
          </table:table-cell>
          <table:table-cell office:value-type="float" office:value="41.7914530657486" calcext:value-type="float">
            <text:p>41.7914530657486</text:p>
          </table:table-cell>
        </table:table-row>
        <table:table-row table:style-name="ro1">
          <table:table-cell office:value-type="string" calcext:value-type="string">
            <text:p>BN-1,7-Naphthalene</text:p>
          </table:table-cell>
          <table:table-cell office:value-type="float" office:value="42.2225517487302" calcext:value-type="float">
            <text:p>42.2225517487302</text:p>
          </table:table-cell>
        </table:table-row>
        <table:table-row table:style-name="ro1">
          <table:table-cell office:value-type="string" calcext:value-type="string">
            <text:p>BN-1,6-Naphthalene</text:p>
          </table:table-cell>
          <table:table-cell office:value-type="float" office:value="42.6903157825971" calcext:value-type="float">
            <text:p>42.6903157825971</text:p>
          </table:table-cell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43.7797027820682" calcext:value-type="float">
            <text:p>43.7797027820682</text:p>
          </table:table-cell>
        </table:table-row>
        <table:table-row table:style-name="ro1">
          <table:table-cell office:value-type="string" calcext:value-type="string">
            <text:p>BN-2,6-Naphthalene</text:p>
          </table:table-cell>
          <table:table-cell office:value-type="float" office:value="44.4828266165408" calcext:value-type="float">
            <text:p>44.4828266165408</text:p>
          </table:table-cell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44.9339553868189" calcext:value-type="float">
            <text:p>44.9339553868189</text:p>
          </table:table-cell>
        </table:table-row>
        <table:table-row table:style-name="ro1">
          <table:table-cell office:value-type="string" calcext:value-type="string">
            <text:p>Naphthalene</text:p>
          </table:table-cell>
          <table:table-cell office:value-type="float" office:value="2141.49406571541" calcext:value-type="float">
            <text:p>2141.49406571541</text:p>
          </table:table-cell>
        </table:table-row>
      </table:table>
      <table:table table:name="Excitation energies" table:style-name="ta1">
        <table:shapes>
          <draw:frame draw:z-index="0" draw:style-name="gr1" draw:text-style-name="P1" svg:width="6.2921in" svg:height="3.5457in" svg:x="3.9083in" svg:y="0.2965in">
            <draw:object draw:notify-on-update-of-ranges="'Excitation energies'.A3:'Excitation energies'.A25 'Excitation energies'.B3:'Excitation energies'.B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4.818" calcext:value-type="float">
            <text:p>4.818</text:p>
          </table:table-cell>
        </table:table-row>
        <table:table-row table:style-name="ro1">
          <table:table-cell office:value-type="string" calcext:value-type="string">
            <text:p>BN-1,3-Naphthalene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BN-1,4-Naphthalene</text:p>
          </table:table-cell>
          <table:table-cell office:value-type="float" office:value="4.891" calcext:value-type="float">
            <text:p>4.891</text:p>
          </table:table-cell>
        </table:table-row>
        <table:table-row table:style-name="ro1">
          <table:table-cell office:value-type="string" calcext:value-type="string">
            <text:p>BN-1,5-Naphthalene</text:p>
          </table:table-cell>
          <table:table-cell office:value-type="float" office:value="2.494" calcext:value-type="float">
            <text:p>2.494</text:p>
          </table:table-cell>
        </table:table-row>
        <table:table-row table:style-name="ro1">
          <table:table-cell office:value-type="string" calcext:value-type="string">
            <text:p>BN-1,6-Naphthalene</text:p>
          </table:table-cell>
          <table:table-cell office:value-type="float" office:value="3.216" calcext:value-type="float">
            <text:p>3.216</text:p>
          </table:table-cell>
        </table:table-row>
        <table:table-row table:style-name="ro1">
          <table:table-cell office:value-type="string" calcext:value-type="string">
            <text:p>BN-1,7-Naphthalene</text:p>
          </table:table-cell>
          <table:table-cell/>
        </table:table-row>
        <table:table-row table:style-name="ro1">
          <table:table-cell office:value-type="string" calcext:value-type="string">
            <text:p>BN-1,8-Naphthalene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4.312" calcext:value-type="float">
            <text:p>4.312</text:p>
          </table:table-cell>
        </table:table-row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BN-2,3-Naphthalene</text:p>
          </table:table-cell>
          <table:table-cell office:value-type="float" office:value="4.287" calcext:value-type="float">
            <text:p>4.287</text:p>
          </table:table-cell>
        </table:table-row>
        <table:table-row table:style-name="ro1">
          <table:table-cell office:value-type="string" calcext:value-type="string">
            <text:p>BN-2,4-Naphthalene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BN-2,5-Naphthalene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string" calcext:value-type="string">
            <text:p>BN-2,6-Naphthalene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string" calcext:value-type="string">
            <text:p>BN-2,7-Naphthalene</text:p>
          </table:table-cell>
          <table:table-cell office:value-type="float" office:value="3.207" calcext:value-type="float">
            <text:p>3.207</text:p>
          </table:table-cell>
        </table:table-row>
        <table:table-row table:style-name="ro1">
          <table:table-cell office:value-type="string" calcext:value-type="string">
            <text:p>BN-2,8-Naphthalene</text:p>
          </table:table-cell>
          <table:table-cell/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4.193" calcext:value-type="float">
            <text:p>4.193</text:p>
          </table:table-cell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4.245" calcext:value-type="float">
            <text:p>4.245</text:p>
          </table:table-cell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4.398" calcext:value-type="float">
            <text:p>4.398</text:p>
          </table:table-cell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4.629" calcext:value-type="float">
            <text:p>4.629</text:p>
          </table:table-cell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4.492" calcext:value-type="float">
            <text:p>4.492</text:p>
          </table:table-cell>
        </table:table-row>
        <table:table-row table:style-name="ro1">
          <table:table-cell office:value-type="string" calcext:value-type="string">
            <text:p>BN-9,10-Naphthalene</text:p>
          </table:table-cell>
          <table:table-cell office:value-type="float" office:value="5.204" calcext:value-type="float">
            <text:p>5.204</text:p>
          </table:table-cell>
        </table:table-row>
      </table:table>
      <table:table table:name="HOMO-LUMO gap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HOMO-LUMO(a.u.)</text:p>
          </table:table-cell>
          <table:table-cell office:value-type="string" calcext:value-type="string">
            <text:p>HOMO-LUMO(ev)</text:p>
          </table:table-cell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0.3812267" calcext:value-type="float">
            <text:p>0.3812267</text:p>
          </table:table-cell>
          <table:table-cell office:value-type="float" office:value="10.374" calcext:value-type="float">
            <text:p>10.374</text:p>
          </table:table-cell>
        </table:table-row>
        <table:table-row table:style-name="ro1">
          <table:table-cell office:value-type="string" calcext:value-type="string">
            <text:p>BN-1,3-Naphthalene</text:p>
          </table:table-cell>
          <table:table-cell office:value-type="float" office:value="0.3296406" calcext:value-type="float">
            <text:p>0.3296406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BN-1,4-Naphthalene</text:p>
          </table:table-cell>
          <table:table-cell office:value-type="float" office:value="0.3906654" calcext:value-type="float">
            <text:p>0.3906654</text:p>
          </table:table-cell>
          <table:table-cell office:value-type="float" office:value="10.631" calcext:value-type="float">
            <text:p>10.631</text:p>
          </table:table-cell>
        </table:table-row>
        <table:table-row table:style-name="ro1">
          <table:table-cell office:value-type="string" calcext:value-type="string">
            <text:p>BN-1,5-Naphthalene</text:p>
          </table:table-cell>
          <table:table-cell office:value-type="float" office:value="0.301041" calcext:value-type="float">
            <text:p>0.301041</text:p>
          </table:table-cell>
          <table:table-cell office:value-type="float" office:value="8.192" calcext:value-type="float">
            <text:p>8.192</text:p>
          </table:table-cell>
        </table:table-row>
        <table:table-row table:style-name="ro1">
          <table:table-cell office:value-type="string" calcext:value-type="string">
            <text:p>BN-1,6-Naphthalene</text:p>
          </table:table-cell>
          <table:table-cell office:value-type="float" office:value="0.287393" calcext:value-type="float">
            <text:p>0.287393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BN-1,7-Naphthalene</text:p>
          </table:table-cell>
          <table:table-cell office:value-type="float" office:value="0.3147029" calcext:value-type="float">
            <text:p>0.3147029</text:p>
          </table:table-cell>
          <table:table-cell office:value-type="float" office:value="8.564" calcext:value-type="float">
            <text:p>8.564</text:p>
          </table:table-cell>
        </table:table-row>
        <table:table-row table:style-name="ro1">
          <table:table-cell office:value-type="string" calcext:value-type="string">
            <text:p>BN-1,8-Naphthalene</text:p>
          </table:table-cell>
          <table:table-cell office:value-type="float" office:value="0.290312" calcext:value-type="float">
            <text:p>0.29031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0.3348726" calcext:value-type="float">
            <text:p>0.3348726</text:p>
          </table:table-cell>
          <table:table-cell office:value-type="float" office:value="9.112" calcext:value-type="float">
            <text:p>9.112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0.3270782" calcext:value-type="float">
            <text:p>0.327078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0.3834092" calcext:value-type="float">
            <text:p>0.3834092</text:p>
          </table:table-cell>
          <table:table-cell office:value-type="float" office:value="10.433" calcext:value-type="float">
            <text:p>10.433</text:p>
          </table:table-cell>
        </table:table-row>
        <table:table-row table:style-name="ro1">
          <table:table-cell office:value-type="string" calcext:value-type="string">
            <text:p>BN-2,3-Naphthalene</text:p>
          </table:table-cell>
          <table:table-cell office:value-type="float" office:value="0.3203707" calcext:value-type="float">
            <text:p>0.3203707</text:p>
          </table:table-cell>
          <table:table-cell office:value-type="float" office:value="8.718" calcext:value-type="float">
            <text:p>8.718</text:p>
          </table:table-cell>
        </table:table-row>
        <table:table-row table:style-name="ro1">
          <table:table-cell office:value-type="string" calcext:value-type="string">
            <text:p>BN-2,4-Naphthalene</text:p>
          </table:table-cell>
          <table:table-cell office:value-type="float" office:value="0.32603" calcext:value-type="float">
            <text:p>0.32603</text:p>
          </table:table-cell>
          <table:table-cell office:value-type="float" office:value="8.872" calcext:value-type="float">
            <text:p>8.872</text:p>
          </table:table-cell>
        </table:table-row>
        <table:table-row table:style-name="ro1">
          <table:table-cell office:value-type="string" calcext:value-type="string">
            <text:p>BN-2,5-Naphthalene</text:p>
          </table:table-cell>
          <table:table-cell office:value-type="float" office:value="0.2906352" calcext:value-type="float">
            <text:p>0.2906352</text:p>
          </table:table-cell>
          <table:table-cell office:value-type="float" office:value="7.909" calcext:value-type="float">
            <text:p>7.909</text:p>
          </table:table-cell>
        </table:table-row>
        <table:table-row table:style-name="ro1">
          <table:table-cell office:value-type="string" calcext:value-type="string">
            <text:p>BN-2,6-Naphthalene</text:p>
          </table:table-cell>
          <table:table-cell office:value-type="float" office:value="0.3365647" calcext:value-type="float">
            <text:p>0.3365647</text:p>
          </table:table-cell>
          <table:table-cell office:value-type="float" office:value="9.158" calcext:value-type="float">
            <text:p>9.158</text:p>
          </table:table-cell>
        </table:table-row>
        <table:table-row table:style-name="ro1">
          <table:table-cell office:value-type="string" calcext:value-type="string">
            <text:p>BN-2,7-Naphthalene</text:p>
          </table:table-cell>
          <table:table-cell office:value-type="float" office:value="0.2950997" calcext:value-type="float">
            <text:p>0.2950997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string" calcext:value-type="string">
            <text:p>BN-2,8-Naphthalene</text:p>
          </table:table-cell>
          <table:table-cell office:value-type="float" office:value="0.3148093" calcext:value-type="float">
            <text:p>0.3148093</text:p>
          </table:table-cell>
          <table:table-cell office:value-type="float" office:value="8.566" calcext:value-type="float">
            <text:p>8.566</text:p>
          </table:table-cell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0.3478847" calcext:value-type="float">
            <text:p>0.3478847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0.3489554" calcext:value-type="float">
            <text:p>0.3489554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0.3344338" calcext:value-type="float">
            <text:p>0.3344338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0.342077" calcext:value-type="float">
            <text:p>0.342077</text:p>
          </table:table-cell>
          <table:table-cell office:value-type="float" office:value="9.308" calcext:value-type="float">
            <text:p>9.308</text:p>
          </table:table-cell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0.3500396" calcext:value-type="float">
            <text:p>0.3500396</text:p>
          </table:table-cell>
          <table:table-cell office:value-type="float" office:value="9.525" calcext:value-type="float">
            <text:p>9.525</text:p>
          </table:table-cell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0.3235709" calcext:value-type="float">
            <text:p>0.3235709</text:p>
          </table:table-cell>
          <table:table-cell office:value-type="float" office:value="8.805" calcext:value-type="float">
            <text:p>8.805</text:p>
          </table:table-cell>
        </table:table-row>
        <table:table-row table:style-name="ro1">
          <table:table-cell office:value-type="string" calcext:value-type="string">
            <text:p>BN-9,10-Naphthalene</text:p>
          </table:table-cell>
          <table:table-cell office:value-type="float" office:value="0.3864843" calcext:value-type="float">
            <text:p>0.3864843</text:p>
          </table:table-cell>
          <table:table-cell office:value-type="float" office:value="10.517" calcext:value-type="float">
            <text:p>10.517</text:p>
          </table:table-cell>
        </table:table-row>
      </table:table>
      <table:table table:name="LUMO-HOMO graph" table:style-name="ta1">
        <table:shapes>
          <draw:frame draw:z-index="0" draw:style-name="gr1" draw:text-style-name="P1" svg:width="5.3854in" svg:height="3.5429in" svg:x="9.7394in" svg:y="0.1378in">
            <draw:object draw:notify-on-update-of-ranges="'LUMO-HOMO graph'.A2:'LUMO-HOMO graph'.A2 'LUMO-HOMO graph'.A4:'LUMO-HOMO graph'.A26 'LUMO-HOMO graph'.B2:'LUMO-HOMO graph'.B2 'LUMO-HOMO graph'.B4:'LUMO-HOMO graph'.B26 'LUMO-HOMO graph'.B2:'LUMO-HOMO graph'.B2 'LUMO-HOMO graph'.B4:'LUMO-HOMO graph'.B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HOMO-LUMO gap (ev)</text:p>
          </table:table-cell>
          <table:table-cell/>
          <table:table-cell table:style-name="ce1" office:value-type="string" calcext:value-type="string">
            <text:p>Orientational Isomers</text:p>
          </table:table-cell>
          <table:table-cell table:style-name="ce1" office:value-type="string" calcext:value-type="string">
            <text:p>LUMO-HOMO gap(ev)</text:p>
          </table:table-cell>
          <table:table-cell table:style-name="ce1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N-1,6-Naphthalene</text:p>
          </table:table-cell>
          <table:table-cell office:value-type="float" office:value="7.82" calcext:value-type="float">
            <text:p>7.82</text:p>
          </table:table-cell>
          <table:table-cell/>
          <table:table-cell office:value-type="string" calcext:value-type="string">
            <text:p>BN-1,2-Naphthalene</text:p>
          </table:table-cell>
          <table:table-cell office:value-type="float" office:value="10.374" calcext:value-type="float">
            <text:p>10.374</text:p>
          </table:table-cell>
          <table:table-cell table:formula="of:=([.E2]+[.E3])/2" office:value-type="float" office:value="10.4035" calcext:value-type="float" table:number-columns-spanned="1" table:number-rows-spanned="2">
            <text:p>10.4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N-1,8-Naphthalene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BN-2,1-Naphthalene</text:p>
          </table:table-cell>
          <table:table-cell office:value-type="float" office:value="10.433" calcext:value-type="float">
            <text:p>10.433</text:p>
          </table:table-cell>
          <table:covered-table-cell/>
          <table:table-cell table:number-columns-repeated="8"/>
          <table:table-cell office:value-type="string" calcext:value-type="string">
            <text:p>HOMO-LUMO(a.u.)</text:p>
          </table:table-cell>
        </table:table-row>
        <table:table-row table:style-name="ro1">
          <table:table-cell office:value-type="string" calcext:value-type="string">
            <text:p>BN-2,5-Naphthalene</text:p>
          </table:table-cell>
          <table:table-cell office:value-type="float" office:value="7.909" calcext:value-type="float">
            <text:p>7.909</text:p>
          </table:table-cell>
          <table:table-cell table:number-columns-repeated="12"/>
          <table:table-cell office:value-type="float" office:value="0.3812267" calcext:value-type="float">
            <text:p>0.3812267</text:p>
          </table:table-cell>
        </table:table-row>
        <table:table-row table:style-name="ro1">
          <table:table-cell office:value-type="string" calcext:value-type="string">
            <text:p>BN-2,7-Naphthalene</text:p>
          </table:table-cell>
          <table:table-cell office:value-type="float" office:value="8.03" calcext:value-type="float">
            <text:p>8.03</text:p>
          </table:table-cell>
          <table:table-cell/>
          <table:table-cell office:value-type="string" calcext:value-type="string">
            <text:p>BN-1,9-Naphthalene</text:p>
          </table:table-cell>
          <table:table-cell office:value-type="float" office:value="9.112" calcext:value-type="float">
            <text:p>9.112</text:p>
          </table:table-cell>
          <table:table-cell table:formula="of:=([.E5]+[.E6])/2" office:value-type="float" office:value="9.106" calcext:value-type="float" table:number-columns-spanned="1" table:number-rows-spanned="2">
            <text:p>9.106</text:p>
          </table:table-cell>
          <table:table-cell table:number-columns-repeated="8"/>
          <table:table-cell office:value-type="float" office:value="0.3296406" calcext:value-type="float">
            <text:p>0.3296406</text:p>
          </table:table-cell>
        </table:table-row>
        <table:table-row table:style-name="ro1">
          <table:table-cell office:value-type="string" calcext:value-type="string">
            <text:p>BN-1,5-Naphthalene</text:p>
          </table:table-cell>
          <table:table-cell office:value-type="float" office:value="8.192" calcext:value-type="float">
            <text:p>8.192</text:p>
          </table:table-cell>
          <table:table-cell/>
          <table:table-cell office:value-type="string" calcext:value-type="string">
            <text:p>BN-9,1-Naphthalene</text:p>
          </table:table-cell>
          <table:table-cell office:value-type="float" office:value="9.1" calcext:value-type="float">
            <text:p>9.1</text:p>
          </table:table-cell>
          <table:covered-table-cell/>
          <table:table-cell table:number-columns-repeated="8"/>
          <table:table-cell office:value-type="float" office:value="0.3906654" calcext:value-type="float">
            <text:p>0.3906654</text:p>
          </table:table-cell>
        </table:table-row>
        <table:table-row table:style-name="ro1">
          <table:table-cell office:value-type="string" calcext:value-type="string">
            <text:p>BN-1,7-Naphthalene</text:p>
          </table:table-cell>
          <table:table-cell office:value-type="float" office:value="8.564" calcext:value-type="float">
            <text:p>8.564</text:p>
          </table:table-cell>
          <table:table-cell table:number-columns-repeated="12"/>
          <table:table-cell office:value-type="float" office:value="0.301041" calcext:value-type="float">
            <text:p>0.301041</text:p>
          </table:table-cell>
        </table:table-row>
        <table:table-row table:style-name="ro1">
          <table:table-cell office:value-type="string" calcext:value-type="string">
            <text:p>BN-2,8-Naphthalene</text:p>
          </table:table-cell>
          <table:table-cell office:value-type="float" office:value="8.566" calcext:value-type="float">
            <text:p>8.566</text:p>
          </table:table-cell>
          <table:table-cell/>
          <table:table-cell office:value-type="string" calcext:value-type="string">
            <text:p>BN-1,10-Naphthalene</text:p>
          </table:table-cell>
          <table:table-cell office:value-type="float" office:value="8.9" calcext:value-type="float">
            <text:p>8.9</text:p>
          </table:table-cell>
          <table:table-cell table:formula="of:=([.E8]+[.E9])/2" office:value-type="float" office:value="8.8525" calcext:value-type="float" table:number-columns-spanned="1" table:number-rows-spanned="2">
            <text:p>8.8525</text:p>
          </table:table-cell>
          <table:table-cell table:number-columns-repeated="8"/>
          <table:table-cell office:value-type="float" office:value="0.287393" calcext:value-type="float">
            <text:p>0.287393</text:p>
          </table:table-cell>
        </table:table-row>
        <table:table-row table:style-name="ro1">
          <table:table-cell office:value-type="string" calcext:value-type="string">
            <text:p>BN-2,3-Naphthalene</text:p>
          </table:table-cell>
          <table:table-cell office:value-type="float" office:value="8.718" calcext:value-type="float">
            <text:p>8.718</text:p>
          </table:table-cell>
          <table:table-cell/>
          <table:table-cell office:value-type="string" calcext:value-type="string">
            <text:p>BN-10,1-Naphthalene</text:p>
          </table:table-cell>
          <table:table-cell office:value-type="float" office:value="8.805" calcext:value-type="float">
            <text:p>8.805</text:p>
          </table:table-cell>
          <table:covered-table-cell/>
          <table:table-cell table:number-columns-repeated="8"/>
          <table:table-cell office:value-type="float" office:value="0.3147029" calcext:value-type="float">
            <text:p>0.3147029</text:p>
          </table:table-cell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8.805" calcext:value-type="float">
            <text:p>8.805</text:p>
          </table:table-cell>
          <table:table-cell table:number-columns-repeated="12"/>
          <table:table-cell office:value-type="float" office:value="0.290312" calcext:value-type="float">
            <text:p>0.290312</text:p>
          </table:table-cell>
        </table:table-row>
        <table:table-row table:style-name="ro1">
          <table:table-cell office:value-type="string" calcext:value-type="string">
            <text:p>BN-2,4-Naphthalene</text:p>
          </table:table-cell>
          <table:table-cell office:value-type="float" office:value="8.872" calcext:value-type="float">
            <text:p>8.872</text:p>
          </table:table-cell>
          <table:table-cell/>
          <table:table-cell office:value-type="string" calcext:value-type="string">
            <text:p>BN-2,9-Naphthalene</text:p>
          </table:table-cell>
          <table:table-cell office:value-type="float" office:value="9.466" calcext:value-type="float">
            <text:p>9.466</text:p>
          </table:table-cell>
          <table:table-cell table:formula="of:=([.E11]+[.E12])/2" office:value-type="float" office:value="9.387" calcext:value-type="float" table:number-columns-spanned="1" table:number-rows-spanned="2">
            <text:p>9.387</text:p>
          </table:table-cell>
          <table:table-cell table:number-columns-repeated="8"/>
          <table:table-cell office:value-type="float" office:value="0.3348726" calcext:value-type="float">
            <text:p>0.3348726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BN-9,2-Naphthalene</text:p>
          </table:table-cell>
          <table:table-cell office:value-type="float" office:value="9.308" calcext:value-type="float">
            <text:p>9.308</text:p>
          </table:table-cell>
          <table:covered-table-cell/>
          <table:table-cell table:number-columns-repeated="8"/>
          <table:table-cell office:value-type="float" office:value="0.3270782" calcext:value-type="float">
            <text:p>0.3270782</text:p>
          </table:table-cell>
        </table:table-row>
        <table:table-row table:style-name="ro1">
          <table:table-cell office:value-type="string" calcext:value-type="string">
            <text:p>BN-1,3-Naphthalene</text:p>
          </table:table-cell>
          <table:table-cell office:value-type="float" office:value="8.97" calcext:value-type="float">
            <text:p>8.97</text:p>
          </table:table-cell>
          <table:table-cell table:number-columns-repeated="12"/>
          <table:table-cell office:value-type="float" office:value="0.3834092" calcext:value-type="float">
            <text:p>0.3834092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BN-3,9-Naphthalene</text:p>
          </table:table-cell>
          <table:table-cell office:value-type="float" office:value="9.496" calcext:value-type="float">
            <text:p>9.496</text:p>
          </table:table-cell>
          <table:table-cell table:formula="of:=([.E14]+[.E15])/2" office:value-type="float" office:value="9.5105" calcext:value-type="float" table:number-columns-spanned="1" table:number-rows-spanned="2">
            <text:p>9.5105</text:p>
          </table:table-cell>
          <table:table-cell table:number-columns-repeated="8"/>
          <table:table-cell office:value-type="float" office:value="0.3203707" calcext:value-type="float">
            <text:p>0.3203707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9.112" calcext:value-type="float">
            <text:p>9.112</text:p>
          </table:table-cell>
          <table:table-cell/>
          <table:table-cell office:value-type="string" calcext:value-type="string">
            <text:p>BN-9,3-Naphthalene</text:p>
          </table:table-cell>
          <table:table-cell office:value-type="float" office:value="9.525" calcext:value-type="float">
            <text:p>9.525</text:p>
          </table:table-cell>
          <table:covered-table-cell/>
          <table:table-cell table:number-columns-repeated="8"/>
          <table:table-cell office:value-type="float" office:value="0.32603" calcext:value-type="float">
            <text:p>0.32603</text:p>
          </table:table-cell>
        </table:table-row>
        <table:table-row table:style-name="ro1">
          <table:table-cell office:value-type="string" calcext:value-type="string">
            <text:p>BN-2,6-Naphthalene</text:p>
          </table:table-cell>
          <table:table-cell office:value-type="float" office:value="9.158" calcext:value-type="float">
            <text:p>9.158</text:p>
          </table:table-cell>
          <table:table-cell table:number-columns-repeated="12"/>
          <table:table-cell office:value-type="float" office:value="0.2906352" calcext:value-type="float">
            <text:p>0.2906352</text:p>
          </table:table-cell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9.308" calcext:value-type="float">
            <text:p>9.308</text:p>
          </table:table-cell>
          <table:table-cell table:number-columns-repeated="12"/>
          <table:table-cell office:value-type="float" office:value="0.3365647" calcext:value-type="float">
            <text:p>0.3365647</text:p>
          </table:table-cell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9.466" calcext:value-type="float">
            <text:p>9.466</text:p>
          </table:table-cell>
          <table:table-cell table:number-columns-repeated="12"/>
          <table:table-cell office:value-type="float" office:value="0.2950997" calcext:value-type="float">
            <text:p>0.2950997</text:p>
          </table:table-cell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9.496" calcext:value-type="float">
            <text:p>9.496</text:p>
          </table:table-cell>
          <table:table-cell table:number-columns-repeated="12"/>
          <table:table-cell office:value-type="float" office:value="0.3148093" calcext:value-type="float">
            <text:p>0.3148093</text:p>
          </table:table-cell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9.525" calcext:value-type="float">
            <text:p>9.525</text:p>
          </table:table-cell>
          <table:table-cell table:number-columns-repeated="12"/>
          <table:table-cell office:value-type="float" office:value="0.3478847" calcext:value-type="float">
            <text:p>0.3478847</text:p>
          </table:table-cell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10.374" calcext:value-type="float">
            <text:p>10.374</text:p>
          </table:table-cell>
          <table:table-cell table:number-columns-repeated="12"/>
          <table:table-cell office:value-type="float" office:value="0.3489554" calcext:value-type="float">
            <text:p>0.3489554</text:p>
          </table:table-cell>
        </table:table-row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10.433" calcext:value-type="float">
            <text:p>10.433</text:p>
          </table:table-cell>
          <table:table-cell table:number-columns-repeated="12"/>
          <table:table-cell office:value-type="float" office:value="0.3344338" calcext:value-type="float">
            <text:p>0.3344338</text:p>
          </table:table-cell>
        </table:table-row>
        <table:table-row table:style-name="ro1">
          <table:table-cell office:value-type="string" calcext:value-type="string">
            <text:p>BN-9,10-Naphthalene</text:p>
          </table:table-cell>
          <table:table-cell office:value-type="float" office:value="10.517" calcext:value-type="float">
            <text:p>10.517</text:p>
          </table:table-cell>
          <table:table-cell table:number-columns-repeated="12"/>
          <table:table-cell office:value-type="float" office:value="0.342077" calcext:value-type="float">
            <text:p>0.342077</text:p>
          </table:table-cell>
        </table:table-row>
        <table:table-row table:style-name="ro1">
          <table:table-cell office:value-type="string" calcext:value-type="string">
            <text:p>BN-1,4-Naphthalene</text:p>
          </table:table-cell>
          <table:table-cell office:value-type="float" office:value="10.631" calcext:value-type="float">
            <text:p>10.631</text:p>
          </table:table-cell>
          <table:table-cell table:number-columns-repeated="12"/>
          <table:table-cell office:value-type="float" office:value="0.3500396" calcext:value-type="float">
            <text:p>0.3500396</text:p>
          </table:table-cell>
        </table:table-row>
        <table:table-row table:style-name="ro1">
          <table:table-cell table:number-columns-repeated="14"/>
          <table:table-cell office:value-type="float" office:value="0.3235709" calcext:value-type="float">
            <text:p>0.3235709</text:p>
          </table:table-cell>
        </table:table-row>
        <table:table-row table:style-name="ro1">
          <table:table-cell table:number-columns-repeated="14"/>
          <table:table-cell office:value-type="float" office:value="0.3864843" calcext:value-type="float">
            <text:p>0.3864843</text:p>
          </table:table-cell>
        </table:table-row>
      </table:table>
      <table:table table:name="orientational isomer" table:style-name="ta1">
        <table:shapes>
          <draw:frame draw:z-index="0" draw:style-name="gr1" draw:text-style-name="P1" svg:width="6.3047in" svg:height="3.5461in" svg:x="4.0665in" svg:y="0.1677in">
            <draw:object draw:notify-on-update-of-ranges="'orientational isomer'.A2:'orientational isomer'.A11 'orientational isomer'.B2:'orientational isomer'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ientational Isomers</text:p>
          </table:table-cell>
          <table:table-cell office:value-type="string" calcext:value-type="string">
            <text:p>LUMO-HOMO gap(ev)</text:p>
          </table:table-cell>
          <table:table-cell/>
        </table:table-row>
        <table:table-row table:style-name="ro1">
          <table:table-cell office:value-type="string" calcext:value-type="string">
            <text:p>BN-10,1-Naphthalene</text:p>
          </table:table-cell>
          <table:table-cell office:value-type="float" office:value="8.805" calcext:value-type="float">
            <text:p>8.80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N-1,10-Naphthalene</text:p>
          </table:table-cell>
          <table:table-cell office:value-type="float" office:value="8.9" calcext:value-type="float">
            <text:p>8.9</text:p>
          </table:table-cell>
          <table:table-cell office:value-type="float" office:value="10.4035" calcext:value-type="float">
            <text:p>10.4035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9.1" calcext:value-type="float">
            <text:p>9.1</text:p>
          </table:table-cell>
          <table:table-cell/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9.112" calcext:value-type="float">
            <text:p>9.112</text:p>
          </table:table-cell>
          <table:table-cell/>
        </table:table-row>
        <table:table-row table:style-name="ro1">
          <table:table-cell office:value-type="string" calcext:value-type="string">
            <text:p>BN-9,2-Naphthalene</text:p>
          </table:table-cell>
          <table:table-cell office:value-type="float" office:value="9.308" calcext:value-type="float">
            <text:p>9.308</text:p>
          </table:table-cell>
          <table:table-cell office:value-type="float" office:value="9.106" calcext:value-type="float">
            <text:p>9.106</text:p>
          </table:table-cell>
        </table:table-row>
        <table:table-row table:style-name="ro1">
          <table:table-cell office:value-type="string" calcext:value-type="string">
            <text:p>BN-2,9-Naphthalene</text:p>
          </table:table-cell>
          <table:table-cell office:value-type="float" office:value="9.466" calcext:value-type="float">
            <text:p>9.466</text:p>
          </table:table-cell>
          <table:table-cell/>
        </table:table-row>
        <table:table-row table:style-name="ro1">
          <table:table-cell office:value-type="string" calcext:value-type="string">
            <text:p>BN-3,9-Naphthalene</text:p>
          </table:table-cell>
          <table:table-cell office:value-type="float" office:value="9.496" calcext:value-type="float">
            <text:p>9.496</text:p>
          </table:table-cell>
          <table:table-cell/>
        </table:table-row>
        <table:table-row table:style-name="ro1">
          <table:table-cell office:value-type="string" calcext:value-type="string">
            <text:p>BN-9,3-Naphthalene</text:p>
          </table:table-cell>
          <table:table-cell office:value-type="float" office:value="9.525" calcext:value-type="float">
            <text:p>9.525</text:p>
          </table:table-cell>
          <table:table-cell office:value-type="float" office:value="8.8525" calcext:value-type="float">
            <text:p>8.8525</text:p>
          </table:table-cell>
        </table:table-row>
        <table:table-row table:style-name="ro1">
          <table:table-cell office:value-type="string" calcext:value-type="string">
            <text:p>BN-1,2-Naphthalene</text:p>
          </table:table-cell>
          <table:table-cell office:value-type="float" office:value="10.374" calcext:value-type="float">
            <text:p>10.374</text:p>
          </table:table-cell>
          <table:table-cell/>
        </table:table-row>
        <table:table-row table:style-name="ro1">
          <table:table-cell office:value-type="string" calcext:value-type="string">
            <text:p>BN-2,1-Naphthalene</text:p>
          </table:table-cell>
          <table:table-cell office:value-type="float" office:value="10.433" calcext:value-type="float">
            <text:p>10.4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9.387" calcext:value-type="float">
            <text:p>9.38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float" office:value="9.5105" calcext:value-type="float">
            <text:p>9.5105</text:p>
          </table:table-cell>
        </table:table-row>
      </table:table>
      <table:table table:name="Sheet7" table:style-name="ta1">
        <table:shapes>
          <draw:frame draw:z-index="0" draw:style-name="gr1" draw:text-style-name="P1" svg:width="4.0567in" svg:height="2.5874in" svg:x="0in" svg:y="1.3831in">
            <draw:object draw:notify-on-update-of-ranges="Sheet7.A1:Sheet7.A1 Sheet7.A2:Sheet7.A7 Sheet7.B1:Sheet7.B1 Sheet7.B2:Sheet7.B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3" table:default-cell-style-name="ce2"/>
        <table:table-column table:style-name="co14" table:default-cell-style-name="Default"/>
        <table:table-row table:style-name="ro1">
          <table:table-cell table:style-name="Default" office:value-type="string" calcext:value-type="string">
            <text:p>System</text:p>
          </table:table-cell>
          <table:table-cell office:value-type="string" calcext:value-type="string">
            <text:p>LUMO-HOMO gap(ev)</text:p>
          </table:table-cell>
        </table:table-row>
        <table:table-row table:style-name="ro1">
          <table:table-cell office:value-type="string" calcext:value-type="string">
            <text:p>BN-9,1-Naphthalene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BN-1,9-Naphthalene</text:p>
          </table:table-cell>
          <table:table-cell office:value-type="float" office:value="9.112" calcext:value-type="float">
            <text:p>9.112</text:p>
          </table:table-cell>
        </table:table-row>
        <table:table-row table:style-name="ro1">
          <table:table-cell table:style-name="ce3" office:value-type="string" calcext:value-type="string">
            <text:p>BN-9,2-Naphthalene</text:p>
          </table:table-cell>
          <table:table-cell office:value-type="float" office:value="9.308" calcext:value-type="float">
            <text:p>9.308</text:p>
          </table:table-cell>
        </table:table-row>
        <table:table-row table:style-name="ro1">
          <table:table-cell table:style-name="ce3" office:value-type="string" calcext:value-type="string">
            <text:p>BN-2,9-Naphthalene</text:p>
          </table:table-cell>
          <table:table-cell office:value-type="float" office:value="9.466" calcext:value-type="float">
            <text:p>9.466</text:p>
          </table:table-cell>
        </table:table-row>
        <table:table-row table:style-name="ro1">
          <table:table-cell table:style-name="ce4" office:value-type="string" calcext:value-type="string">
            <text:p>BN-3,9-Naphthalene</text:p>
          </table:table-cell>
          <table:table-cell office:value-type="float" office:value="9.496" calcext:value-type="float">
            <text:p>9.496</text:p>
          </table:table-cell>
        </table:table-row>
        <table:table-row table:style-name="ro1">
          <table:table-cell table:style-name="ce4" office:value-type="string" calcext:value-type="string">
            <text:p>BN-9,3-Naphthalene</text:p>
          </table:table-cell>
          <table:table-cell office:value-type="float" office:value="9.525" calcext:value-type="float">
            <text:p>9.525</text:p>
          </table:table-cell>
        </table:table-row>
      </table:table>
      <table:named-expressions/>
      <table:database-ranges>
        <table:database-range table:name="__Anonymous_Sheet_DB__0" table:target-range-address="'Relative energies of neutral BN-doped naphthalene molecule in its ground state'.A2:'Relative energies of neutral BN-doped naphthalene molecule in its ground state'.AMJ25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Relative energies of cation BN-doped naphthalene molecule in its ground state'.A1:'Relative energies of cation BN-doped naphthalene molecule in its ground state'.B1048576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LUMO-HOMO graph'.A1:'LUMO-HOMO graph'.B1048576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orientational isomer'.A2:'orientational isomer'.B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12" number:min-decimal-places="12" number:min-integer-digits="1" number:grouping="true"/>
    </number:number-style>
    <number:number-style style:name="N138">
      <number:number number:decimal-places="14" number:min-decimal-places="14" number:min-integer-digits="1"/>
    </number:number-style>
    <number:number-style style:name="N137">
      <number:number number:decimal-places="1" number:min-decimal-places="1" number:min-integer-digits="1" number:grouping="true"/>
    </number:number-style>
    <number:number-style style:name="N136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4">
      <number:number number:decimal-places="19" number:min-decimal-places="19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7" number:min-decimal-places="7" number:min-integer-digits="1" number:grouping="true"/>
    </number:number-style>
    <number:number-style style:name="N131">
      <number:number number:decimal-places="8" number:min-decimal-places="8" number:min-integer-digits="1" number:grouping="true"/>
    </number:number-style>
    <number:number-style style:name="N130">
      <number:number number:decimal-places="9" number:min-decimal-places="9" number:min-integer-digits="1" number:grouping="true"/>
    </number:number-style>
    <number:number-style style:name="N129">
      <number:number number:decimal-places="10" number:min-decimal-places="10" number:min-integer-digits="1" number:grouping="true"/>
    </number:number-style>
    <number:number-style style:name="N128">
      <number:number number:decimal-places="11" number:min-decimal-places="1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1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00:06:54.452216738</meta:creation-date>
    <meta:editing-cycles>39</meta:editing-cycles>
    <meta:editing-duration>PT7H1M45S</meta:editing-duration>
    <dc:date>2024-08-13T19:12:03.068464091</dc:date>
    <meta:generator>LibreOffice/7.3.7.2$Linux_X86_64 LibreOffice_project/30$Build-2</meta:generator>
    <meta:document-statistic meta:table-count="7" meta:cell-count="35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Relative energies of cation BN-doped naphthalene molecule in its ground state'.A1:'Relative energies of cation BN-doped naphthalene molecule in its ground state'.B23" chart:data-source-has-labels="column" svg:x="0.32cm" svg:y="0.18cm" svg:width="12.508cm" svg:height="8.64cm">
          <chart:coordinate-region svg:x="2.631cm" svg:y="0.379cm" svg:width="10.056cm" svg:height="5.741cm"/>
          <chart:axis chart:dimension="x" chart:name="primary-x" chart:style-name="ch4" chartooo:axis-type="auto">
            <chartooo:date-scale/>
            <chart:categories table:cell-range-address="'Relative energies of cation BN-doped naphthalene molecule in its ground state'.A1:'Relative energies of cation BN-doped naphthalene molecule in its ground state'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lative energies of cation BN-doped naphthalene molecule in its ground state'.B1:'Relative energies of cation BN-doped naphthalene molecule in its ground state'.B23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N-2,1-Naphthalene</text:p>
                <draw:g>
                  <svg:desc>'Relative energies of cation BN-doped naphthalene molecule in its ground state'.A1:'Relative energies of cation BN-doped naphthalene molecule in its ground state'.A23</svg:desc>
                </draw:g>
              </table:table-cell>
              <table:table-cell office:value-type="float" office:value="0">
                <text:p>0</text:p>
                <draw:g>
                  <svg:desc>'Relative energies of cation BN-doped naphthalene molecule in its ground state'.B1:'Relative energies of cation BN-doped naphthalene molecule in its ground state'.B23</svg:desc>
                </draw:g>
              </table:table-cell>
            </table:table-row>
            <table:table-row>
              <table:table-cell office:value-type="string">
                <text:p>BN-2,3-Naphthalene</text:p>
              </table:table-cell>
              <table:table-cell office:value-type="float" office:value="2.84225808986432">
                <text:p>2.84225808986432</text:p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4.54125753264011">
                <text:p>4.54125753264011</text:p>
              </table:table-cell>
            </table:table-row>
            <table:table-row>
              <table:table-cell office:value-type="string">
                <text:p>BN-9,1-Naphthalene</text:p>
              </table:table-cell>
              <table:table-cell office:value-type="float" office:value="7.11836796965184">
                <text:p>7.11836796965184</text:p>
              </table:table-cell>
            </table:table-row>
            <table:table-row>
              <table:table-cell office:value-type="string">
                <text:p>BN-1,2-Naphthalene</text:p>
              </table:table-cell>
              <table:table-cell office:value-type="float" office:value="7.51025361525617">
                <text:p>7.51025361525617</text:p>
              </table:table-cell>
            </table:table-row>
            <table:table-row>
              <table:table-cell office:value-type="string">
                <text:p>BN-9,10-Naphthalene</text:p>
              </table:table-cell>
              <table:table-cell office:value-type="float" office:value="15.0499436776901">
                <text:p>15.0499436776901</text:p>
              </table:table-cell>
            </table:table-row>
            <table:table-row>
              <table:table-cell office:value-type="string">
                <text:p>BN-1,8-Naphthalene</text:p>
              </table:table-cell>
              <table:table-cell office:value-type="float" office:value="32.0898627214276">
                <text:p>32.0898627214276</text:p>
              </table:table-cell>
            </table:table-row>
            <table:table-row>
              <table:table-cell office:value-type="string">
                <text:p>BN-2,8-Naphthalene</text:p>
              </table:table-cell>
              <table:table-cell office:value-type="float" office:value="32.5804429825139">
                <text:p>32.5804429825139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34.424045599247">
                <text:p>34.424045599247</text:p>
              </table:table-cell>
            </table:table-row>
            <table:table-row>
              <table:table-cell office:value-type="string">
                <text:p>BN-1,5-Naphthalene</text:p>
              </table:table-cell>
              <table:table-cell office:value-type="float" office:value="35.1044912584826">
                <text:p>35.1044912584826</text:p>
              </table:table-cell>
            </table:table-row>
            <table:table-row>
              <table:table-cell office:value-type="string">
                <text:p>BN-2,4-Naphthalene</text:p>
              </table:table-cell>
              <table:table-cell office:value-type="float" office:value="35.9910861744228">
                <text:p>35.9910861744228</text:p>
              </table:table-cell>
            </table:table-row>
            <table:table-row>
              <table:table-cell office:value-type="string">
                <text:p>BN-1,10-Naphthalene</text:p>
              </table:table-cell>
              <table:table-cell office:value-type="float" office:value="36.6142277117633">
                <text:p>36.6142277117633</text:p>
              </table:table-cell>
            </table:table-row>
            <table:table-row>
              <table:table-cell office:value-type="string">
                <text:p>BN-2,5-Naphthalene</text:p>
              </table:table-cell>
              <table:table-cell office:value-type="float" office:value="38.4701671554495">
                <text:p>38.4701671554495</text:p>
              </table:table-cell>
            </table:table-row>
            <table:table-row>
              <table:table-cell office:value-type="string">
                <text:p>BN-10,1-Naphthalene</text:p>
              </table:table-cell>
              <table:table-cell office:value-type="float" office:value="38.8059723217163">
                <text:p>38.8059723217163</text:p>
              </table:table-cell>
            </table:table-row>
            <table:table-row>
              <table:table-cell office:value-type="string">
                <text:p>BN-1,4-Naphthalene</text:p>
              </table:table-cell>
              <table:table-cell office:value-type="float" office:value="39.7319622526455">
                <text:p>39.7319622526455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39.9258248831211">
                <text:p>39.9258248831211</text:p>
              </table:table-cell>
            </table:table-row>
            <table:table-row>
              <table:table-cell office:value-type="string">
                <text:p>BN-1,3-Naphthalene</text:p>
              </table:table-cell>
              <table:table-cell office:value-type="float" office:value="41.2862392947307">
                <text:p>41.2862392947307</text:p>
              </table:table-cell>
            </table:table-row>
            <table:table-row>
              <table:table-cell office:value-type="string">
                <text:p>BN-2,7-Naphthalene</text:p>
              </table:table-cell>
              <table:table-cell office:value-type="float" office:value="41.7914530657486">
                <text:p>41.7914530657486</text:p>
              </table:table-cell>
            </table:table-row>
            <table:table-row>
              <table:table-cell office:value-type="string">
                <text:p>BN-1,7-Naphthalene</text:p>
              </table:table-cell>
              <table:table-cell office:value-type="float" office:value="42.2225517487302">
                <text:p>42.2225517487302</text:p>
              </table:table-cell>
            </table:table-row>
            <table:table-row>
              <table:table-cell office:value-type="string">
                <text:p>BN-1,6-Naphthalene</text:p>
              </table:table-cell>
              <table:table-cell office:value-type="float" office:value="42.6903157825971">
                <text:p>42.6903157825971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43.7797027820682">
                <text:p>43.7797027820682</text:p>
              </table:table-cell>
            </table:table-row>
            <table:table-row>
              <table:table-cell office:value-type="string">
                <text:p>BN-2,6-Naphthalene</text:p>
              </table:table-cell>
              <table:table-cell office:value-type="float" office:value="44.4828266165408">
                <text:p>44.4828266165408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44.9339553868189">
                <text:p>44.9339553868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Relative energies of neutral BN-doped naphthalene molecule in its ground state'.A2:'Relative energies of neutral BN-doped naphthalene molecule in its ground state'.B24" chart:data-source-has-labels="column" svg:x="0.32cm" svg:y="0.18cm" svg:width="12.508cm" svg:height="8.64cm">
          <chart:coordinate-region svg:x="2.631cm" svg:y="0.379cm" svg:width="10.056cm" svg:height="5.609cm"/>
          <chart:axis chart:dimension="x" chart:name="primary-x" chart:style-name="ch4" chartooo:axis-type="auto">
            <chartooo:date-scale/>
            <chart:categories table:cell-range-address="'Relative energies of neutral BN-doped naphthalene molecule in its ground state'.A2:'Relative energies of neutral BN-doped naphthalene molecule in its ground state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lative energies of neutral BN-doped naphthalene molecule in its ground state'.B2:'Relative energies of neutral BN-doped naphthalene molecule in its ground state'.B24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N-2,1-Naphthalene</text:p>
                <draw:g>
                  <svg:desc>'Relative energies of neutral BN-doped naphthalene molecule in its ground state'.A2:'Relative energies of neutral BN-doped naphthalene molecule in its ground state'.A24</svg:desc>
                </draw:g>
              </table:table-cell>
              <table:table-cell office:value-type="float" office:value="0">
                <text:p>0</text:p>
                <draw:g>
                  <svg:desc>'Relative energies of neutral BN-doped naphthalene molecule in its ground state'.B2:'Relative energies of neutral BN-doped naphthalene molecule in its ground state'.B24</svg:desc>
                </draw:g>
              </table:table-cell>
            </table:table-row>
            <table:table-row>
              <table:table-cell office:value-type="string">
                <text:p>BN-1,2-Naphthalene</text:p>
              </table:table-cell>
              <table:table-cell office:value-type="float" office:value="0.115681284175394">
                <text:p>0.115681284175394</text:p>
              </table:table-cell>
            </table:table-row>
            <table:table-row>
              <table:table-cell office:value-type="string">
                <text:p>BN-9,10-Naphthalene</text:p>
              </table:table-cell>
              <table:table-cell office:value-type="float" office:value="8.55577146051463">
                <text:p>8.55577146051463</text:p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8.64530444464114">
                <text:p>8.64530444464114</text:p>
              </table:table-cell>
            </table:table-row>
            <table:table-row>
              <table:table-cell office:value-type="string">
                <text:p>BN-2,3-Naphthalene</text:p>
              </table:table-cell>
              <table:table-cell office:value-type="float" office:value="14.6928785065099">
                <text:p>14.6928785065099</text:p>
              </table:table-cell>
            </table:table-row>
            <table:table-row>
              <table:table-cell office:value-type="string">
                <text:p>BN-9,1-Naphthalene</text:p>
              </table:table-cell>
              <table:table-cell office:value-type="float" office:value="20.1314111582532">
                <text:p>20.1314111582532</text:p>
              </table:table-cell>
            </table:table-row>
            <table:table-row>
              <table:table-cell office:value-type="string">
                <text:p>BN-1,4-Naphthalene</text:p>
              </table:table-cell>
              <table:table-cell office:value-type="float" office:value="36.5743055891885">
                <text:p>36.5743055891885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39.6316235635634">
                <text:p>39.6316235635634</text:p>
              </table:table-cell>
            </table:table-row>
            <table:table-row>
              <table:table-cell office:value-type="string">
                <text:p>BN-1,10-Naphthalene</text:p>
              </table:table-cell>
              <table:table-cell office:value-type="float" office:value="42.4646258956833">
                <text:p>42.4646258956833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42.5911066097193">
                <text:p>42.5911066097193</text:p>
              </table:table-cell>
            </table:table-row>
            <table:table-row>
              <table:table-cell office:value-type="string">
                <text:p>BN-1,3-Naphthalene</text:p>
              </table:table-cell>
              <table:table-cell office:value-type="float" office:value="45.5203813726214">
                <text:p>45.5203813726214</text:p>
              </table:table-cell>
            </table:table-row>
            <table:table-row>
              <table:table-cell office:value-type="string">
                <text:p>BN-2,4-Naphthalene</text:p>
              </table:table-cell>
              <table:table-cell office:value-type="float" office:value="46.3101453747543">
                <text:p>46.3101453747543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50.2094361000301">
                <text:p>50.2094361000301</text:p>
              </table:table-cell>
            </table:table-row>
            <table:table-row>
              <table:table-cell office:value-type="string">
                <text:p>BN-10,1-Naphthalene</text:p>
              </table:table-cell>
              <table:table-cell office:value-type="float" office:value="52.124009984641">
                <text:p>52.124009984641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54.0068130885971">
                <text:p>54.0068130885971</text:p>
              </table:table-cell>
            </table:table-row>
            <table:table-row>
              <table:table-cell office:value-type="string">
                <text:p>BN-1,7-Naphthalene</text:p>
              </table:table-cell>
              <table:table-cell office:value-type="float" office:value="56.1724972497596">
                <text:p>56.1724972497596</text:p>
              </table:table-cell>
            </table:table-row>
            <table:table-row>
              <table:table-cell office:value-type="string">
                <text:p>BN-2,8-Naphthalene</text:p>
              </table:table-cell>
              <table:table-cell office:value-type="float" office:value="56.194598116758">
                <text:p>56.194598116758</text:p>
              </table:table-cell>
            </table:table-row>
            <table:table-row>
              <table:table-cell office:value-type="string">
                <text:p>BN-1,8-Naphthalene</text:p>
              </table:table-cell>
              <table:table-cell office:value-type="float" office:value="57.5908432922984">
                <text:p>57.5908432922984</text:p>
              </table:table-cell>
            </table:table-row>
            <table:table-row>
              <table:table-cell office:value-type="string">
                <text:p>BN-2,6-Naphthalene</text:p>
              </table:table-cell>
              <table:table-cell office:value-type="float" office:value="58.1365753194146">
                <text:p>58.1365753194146</text:p>
              </table:table-cell>
            </table:table-row>
            <table:table-row>
              <table:table-cell office:value-type="string">
                <text:p>BN-1,5-Naphthalene</text:p>
              </table:table-cell>
              <table:table-cell office:value-type="float" office:value="59.0521046753266">
                <text:p>59.0521046753266</text:p>
              </table:table-cell>
            </table:table-row>
            <table:table-row>
              <table:table-cell office:value-type="string">
                <text:p>BN-2,5-Naphthalene</text:p>
              </table:table-cell>
              <table:table-cell office:value-type="float" office:value="63.240890402672">
                <text:p>63.240890402672</text:p>
              </table:table-cell>
            </table:table-row>
            <table:table-row>
              <table:table-cell office:value-type="string">
                <text:p>BN-1,6-Naphthalene</text:p>
              </table:table-cell>
              <table:table-cell office:value-type="float" office:value="65.7653465594933">
                <text:p>65.7653465594933</text:p>
              </table:table-cell>
            </table:table-row>
            <table:table-row>
              <table:table-cell office:value-type="string">
                <text:p>BN-2,7-Naphthalene</text:p>
              </table:table-cell>
              <table:table-cell office:value-type="float" office:value="66.4780022556754">
                <text:p>66.47800225567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7cm" xlink:href=".." xlink:type="simple" chart:class="chart:line" chart:style-name="ch1">
        <chart:legend chart:legend-position="end" svg:x="13.131cm" svg:y="4.204cm" style:legend-expansion="high" chart:style-name="ch2"/>
        <chart:plot-area chart:style-name="ch3" table:cell-range-address="'Excitation energies'.A3:'Excitation energies'.B25" chart:data-source-has-labels="column" svg:x="0.319cm" svg:y="0.18cm" svg:width="12.493cm" svg:height="8.647cm">
          <chart:coordinate-region svg:x="2.63cm" svg:y="0.379cm" svg:width="10.04cm" svg:height="5.617cm"/>
          <chart:axis chart:dimension="x" chart:name="primary-x" chart:style-name="ch4" chartooo:axis-type="auto">
            <chartooo:date-scale/>
            <chart:categories table:cell-range-address="'Excitation energies'.A3:'Excitation energies'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citation energies'.B3:'Excitation energies'.B25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N-1,2-Naphthalene</text:p>
                <draw:g>
                  <svg:desc>'Excitation energies'.A3:'Excitation energies'.A25</svg:desc>
                </draw:g>
              </table:table-cell>
              <table:table-cell office:value-type="float" office:value="4.818">
                <text:p>4.818</text:p>
                <draw:g>
                  <svg:desc>'Excitation energies'.B3:'Excitation energies'.B25</svg:desc>
                </draw:g>
              </table:table-cell>
            </table:table-row>
            <table:table-row>
              <table:table-cell office:value-type="string">
                <text:p>BN-1,3-Naphthalene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BN-1,4-Naphthalene</text:p>
              </table:table-cell>
              <table:table-cell office:value-type="float" office:value="4.891">
                <text:p>4.891</text:p>
              </table:table-cell>
            </table:table-row>
            <table:table-row>
              <table:table-cell office:value-type="string">
                <text:p>BN-1,5-Naphthalene</text:p>
              </table:table-cell>
              <table:table-cell office:value-type="float" office:value="2.494">
                <text:p>2.494</text:p>
              </table:table-cell>
            </table:table-row>
            <table:table-row>
              <table:table-cell office:value-type="string">
                <text:p>BN-1,6-Naphthalene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string">
                <text:p>BN-1,7-Naphthale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N-1,8-Naphthalene</text:p>
              </table:table-cell>
              <table:table-cell office:value-type="float" office:value="3.203">
                <text:p>3.203</text:p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BN-1,10-Naphthalene</text:p>
              </table:table-cell>
              <table:table-cell office:value-type="float" office:value="4.312">
                <text:p>4.312</text:p>
              </table:table-cell>
            </table:table-row>
            <table:table-row>
              <table:table-cell office:value-type="string">
                <text:p>BN-2,1-Naphthalene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BN-2,3-Naphthalene</text:p>
              </table:table-cell>
              <table:table-cell office:value-type="float" office:value="4.287">
                <text:p>4.287</text:p>
              </table:table-cell>
            </table:table-row>
            <table:table-row>
              <table:table-cell office:value-type="string">
                <text:p>BN-2,4-Naphthalene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BN-2,5-Naphthalene</text:p>
              </table:table-cell>
              <table:table-cell office:value-type="float" office:value="3.323">
                <text:p>3.323</text:p>
              </table:table-cell>
            </table:table-row>
            <table:table-row>
              <table:table-cell office:value-type="string">
                <text:p>BN-2,6-Naphthalene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BN-2,7-Naphthalene</text:p>
              </table:table-cell>
              <table:table-cell office:value-type="float" office:value="3.207">
                <text:p>3.207</text:p>
              </table:table-cell>
            </table:table-row>
            <table:table-row>
              <table:table-cell office:value-type="string">
                <text:p>BN-2,8-Naphthale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4.193">
                <text:p>4.193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BN-9,1-Naphthalene</text:p>
              </table:table-cell>
              <table:table-cell office:value-type="float" office:value="4.245">
                <text:p>4.245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4.398">
                <text:p>4.398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4.629">
                <text:p>4.629</text:p>
              </table:table-cell>
            </table:table-row>
            <table:table-row>
              <table:table-cell office:value-type="string">
                <text:p>BN-10,1-Naphthalene</text:p>
              </table:table-cell>
              <table:table-cell office:value-type="float" office:value="4.492">
                <text:p>4.492</text:p>
              </table:table-cell>
            </table:table-row>
            <table:table-row>
              <table:table-cell office:value-type="string">
                <text:p>BN-9,10-Naphthalene</text:p>
              </table:table-cell>
              <table:table-cell office:value-type="float" office:value="5.204">
                <text:p>5.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8cm" svg:height="9cm" xlink:href=".." xlink:type="simple" chart:class="chart:line" chart:style-name="ch1">
        <chart:legend chart:legend-position="end" svg:x="11.675cm" svg:y="3.952cm" style:legend-expansion="high" chart:style-name="ch2"/>
        <chart:plot-area chart:style-name="ch3" table:cell-range-address="'LUMO-HOMO graph'.A2:'LUMO-HOMO graph'.B2 'LUMO-HOMO graph'.A4:'LUMO-HOMO graph'.B26" chart:data-source-has-labels="both" svg:x="0.273cm" svg:y="0.18cm" svg:width="11.129cm" svg:height="8.64cm">
          <chart:coordinate-region svg:x="2.585cm" svg:y="0.379cm" svg:width="8.817cm" svg:height="5.609cm"/>
          <chart:axis chart:dimension="x" chart:name="primary-x" chart:style-name="ch4" chartooo:axis-type="auto">
            <chartooo:date-scale/>
            <chart:categories table:cell-range-address="'LUMO-HOMO graph'.A4:'LUMO-HOMO graph'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UMO-HOMO graph'.B4:'LUMO-HOMO graph'.B26" chart:label-cell-address="'LUMO-HOMO graph'.B2:'LUMO-HOMO graph'.B2" chart:class="chart:line">
            <chart:data-point chart:repeated="23"/>
          </chart:series>
          <chart:series chart:style-name="ch7" chart:values-cell-range-address="'LUMO-HOMO graph'.B4:'LUMO-HOMO graph'.B26" chart:label-cell-address="'LUMO-HOMO graph'.B2:'LUMO-HOMO graph'.B2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.82</text:p>
                <draw:g>
                  <svg:desc>'LUMO-HOMO graph'.B2:'LUMO-HOMO graph'.B2</svg:desc>
                </draw:g>
              </table:table-cell>
              <table:table-cell office:value-type="string">
                <text:p>7.82</text:p>
                <draw:g>
                  <svg:desc>'LUMO-HOMO graph'.B2:'LUMO-HOMO graph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N-2,5-Naphthalene</text:p>
                <draw:g>
                  <svg:desc>'LUMO-HOMO graph'.A4:'LUMO-HOMO graph'.A26</svg:desc>
                </draw:g>
              </table:table-cell>
              <table:table-cell office:value-type="float" office:value="7.909">
                <text:p>7.909</text:p>
                <draw:g>
                  <svg:desc>'LUMO-HOMO graph'.B4:'LUMO-HOMO graph'.B26</svg:desc>
                </draw:g>
              </table:table-cell>
              <table:table-cell office:value-type="float" office:value="7.909">
                <text:p>7.909</text:p>
                <draw:g>
                  <svg:desc>'LUMO-HOMO graph'.B4:'LUMO-HOMO graph'.B26</svg:desc>
                </draw:g>
              </table:table-cell>
            </table:table-row>
            <table:table-row>
              <table:table-cell office:value-type="string">
                <text:p>BN-2,7-Naphthalene</text:p>
              </table:table-cell>
              <table:table-cell office:value-type="float" office:value="8.03">
                <text:p>8.03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string">
                <text:p>BN-1,5-Naphthalene</text:p>
              </table:table-cell>
              <table:table-cell office:value-type="float" office:value="8.192">
                <text:p>8.192</text:p>
              </table:table-cell>
              <table:table-cell office:value-type="float" office:value="8.192">
                <text:p>8.192</text:p>
              </table:table-cell>
            </table:table-row>
            <table:table-row>
              <table:table-cell office:value-type="string">
                <text:p>BN-1,7-Naphthalene</text:p>
              </table:table-cell>
              <table:table-cell office:value-type="float" office:value="8.564">
                <text:p>8.564</text:p>
              </table:table-cell>
              <table:table-cell office:value-type="float" office:value="8.564">
                <text:p>8.564</text:p>
              </table:table-cell>
            </table:table-row>
            <table:table-row>
              <table:table-cell office:value-type="string">
                <text:p>BN-2,8-Naphthalene</text:p>
              </table:table-cell>
              <table:table-cell office:value-type="float" office:value="8.566">
                <text:p>8.566</text:p>
              </table:table-cell>
              <table:table-cell office:value-type="float" office:value="8.566">
                <text:p>8.566</text:p>
              </table:table-cell>
            </table:table-row>
            <table:table-row>
              <table:table-cell office:value-type="string">
                <text:p>BN-2,3-Naphthalene</text:p>
              </table:table-cell>
              <table:table-cell office:value-type="float" office:value="8.718">
                <text:p>8.718</text:p>
              </table:table-cell>
              <table:table-cell office:value-type="float" office:value="8.718">
                <text:p>8.718</text:p>
              </table:table-cell>
            </table:table-row>
            <table:table-row>
              <table:table-cell office:value-type="string">
                <text:p>BN-10,1-Naphthalene</text:p>
              </table:table-cell>
              <table:table-cell office:value-type="float" office:value="8.805">
                <text:p>8.805</text:p>
              </table:table-cell>
              <table:table-cell office:value-type="float" office:value="8.805">
                <text:p>8.805</text:p>
              </table:table-cell>
            </table:table-row>
            <table:table-row>
              <table:table-cell office:value-type="string">
                <text:p>BN-2,4-Naphthalene</text:p>
              </table:table-cell>
              <table:table-cell office:value-type="float" office:value="8.872">
                <text:p>8.872</text:p>
              </table:table-cell>
              <table:table-cell office:value-type="float" office:value="8.872">
                <text:p>8.872</text:p>
              </table:table-cell>
            </table:table-row>
            <table:table-row>
              <table:table-cell office:value-type="string">
                <text:p>BN-1,10-Naphthalene</text:p>
              </table:table-cell>
              <table:table-cell office:value-type="float" office:value="8.9">
                <text:p>8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BN-1,3-Naphthalene</text:p>
              </table:table-cell>
              <table:table-cell office:value-type="float" office:value="8.97">
                <text:p>8.97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string">
                <text:p>BN-9,1-Naphthalene</text:p>
              </table:table-cell>
              <table:table-cell office:value-type="float" office:value="9.1">
                <text:p>9.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9.112">
                <text:p>9.112</text:p>
              </table:table-cell>
              <table:table-cell office:value-type="float" office:value="9.112">
                <text:p>9.112</text:p>
              </table:table-cell>
            </table:table-row>
            <table:table-row>
              <table:table-cell office:value-type="string">
                <text:p>BN-2,6-Naphthalene</text:p>
              </table:table-cell>
              <table:table-cell office:value-type="float" office:value="9.158">
                <text:p>9.158</text:p>
              </table:table-cell>
              <table:table-cell office:value-type="float" office:value="9.158">
                <text:p>9.158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9.308">
                <text:p>9.308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9.466">
                <text:p>9.466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9.496">
                <text:p>9.496</text:p>
              </table:table-cell>
              <table:table-cell office:value-type="float" office:value="9.496">
                <text:p>9.496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9.525">
                <text:p>9.525</text:p>
              </table:table-cell>
              <table:table-cell office:value-type="float" office:value="9.525">
                <text:p>9.525</text:p>
              </table:table-cell>
            </table:table-row>
            <table:table-row>
              <table:table-cell office:value-type="string">
                <text:p>BN-1,2-Naphthalene</text:p>
              </table:table-cell>
              <table:table-cell office:value-type="float" office:value="10.374">
                <text:p>10.374</text:p>
              </table:table-cell>
              <table:table-cell office:value-type="float" office:value="10.374">
                <text:p>10.374</text:p>
              </table:table-cell>
            </table:table-row>
            <table:table-row>
              <table:table-cell office:value-type="string">
                <text:p>BN-2,1-Naphthalene</text:p>
              </table:table-cell>
              <table:table-cell office:value-type="float" office:value="10.433">
                <text:p>10.433</text:p>
              </table:table-cell>
              <table:table-cell office:value-type="float" office:value="10.433">
                <text:p>10.433</text:p>
              </table:table-cell>
            </table:table-row>
            <table:table-row>
              <table:table-cell office:value-type="string">
                <text:p>BN-9,10-Naphthalene</text:p>
              </table:table-cell>
              <table:table-cell office:value-type="float" office:value="10.517">
                <text:p>10.517</text:p>
              </table:table-cell>
              <table:table-cell office:value-type="float" office:value="10.517">
                <text:p>10.517</text:p>
              </table:table-cell>
            </table:table-row>
            <table:table-row>
              <table:table-cell office:value-type="string">
                <text:p>BN-1,4-Naphthalene</text:p>
              </table:table-cell>
              <table:table-cell office:value-type="float" office:value="10.631">
                <text:p>10.631</text:p>
              </table:table-cell>
              <table:table-cell office:value-type="float" office:value="10.631">
                <text:p>10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8cm" xlink:href=".." xlink:type="simple" chart:class="chart:line" chart:style-name="ch1">
        <chart:legend chart:legend-position="end" svg:x="13.163cm" svg:y="4.205cm" style:legend-expansion="high" chart:style-name="ch2"/>
        <chart:plot-area chart:style-name="ch3" table:cell-range-address="'orientational isomer'.A2:'orientational isomer'.B11" chart:data-source-has-labels="column" svg:x="0.32cm" svg:y="0.18cm" svg:width="12.523cm" svg:height="8.648cm">
          <chart:coordinate-region svg:x="2.761cm" svg:y="0.379cm" svg:width="9.942cm" svg:height="5.618cm"/>
          <chart:axis chart:dimension="x" chart:name="primary-x" chart:style-name="ch4" chartooo:axis-type="auto">
            <chartooo:date-scale/>
            <chart:categories table:cell-range-address="'orientational isomer'.A2:'orientational isomer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rientational isomer'.B2:'orientational isomer'.B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N-10,1-Naphthalene</text:p>
                <draw:g>
                  <svg:desc>'orientational isomer'.A2:'orientational isomer'.A11</svg:desc>
                </draw:g>
              </table:table-cell>
              <table:table-cell office:value-type="float" office:value="8.805">
                <text:p>8.805</text:p>
                <draw:g>
                  <svg:desc>'orientational isomer'.B2:'orientational isomer'.B11</svg:desc>
                </draw:g>
              </table:table-cell>
            </table:table-row>
            <table:table-row>
              <table:table-cell office:value-type="string">
                <text:p>BN-1,10-Naphthalene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BN-9,1-Naphthalene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9.112">
                <text:p>9.112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9.496">
                <text:p>9.496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9.525">
                <text:p>9.525</text:p>
              </table:table-cell>
            </table:table-row>
            <table:table-row>
              <table:table-cell office:value-type="string">
                <text:p>BN-1,2-Naphthalene</text:p>
              </table:table-cell>
              <table:table-cell office:value-type="float" office:value="10.374">
                <text:p>10.374</text:p>
              </table:table-cell>
            </table:table-row>
            <table:table-row>
              <table:table-cell office:value-type="string">
                <text:p>BN-2,1-Naphthalene</text:p>
              </table:table-cell>
              <table:table-cell office:value-type="float" office:value="10.433">
                <text:p>10.4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05cm" svg:height="6.573cm" xlink:href=".." xlink:type="simple" chart:class="chart:line" chart:style-name="ch1">
        <chart:legend chart:legend-position="end" svg:x="6.818cm" svg:y="2.788cm" style:legend-expansion="high" chart:style-name="ch2"/>
        <chart:plot-area chart:style-name="ch3" table:cell-range-address="Sheet7.A1:Sheet7.B7" chart:data-source-has-labels="both" svg:x="0.206cm" svg:y="0.131cm" svg:width="6.406cm" svg:height="6.311cm">
          <chart:coordinate-region svg:x="2.517cm" svg:y="0.331cm" svg:width="3.955cm" svg:height="3.411cm"/>
          <chart:axis chart:dimension="x" chart:name="primary-x" chart:style-name="ch4" chartooo:axis-type="auto">
            <chartooo:date-scale/>
            <chart:categories table:cell-range-address="Sheet7.A2:Sheet7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B2:Sheet7.B7" chart:label-cell-address="Sheet7.B1:Sheet7.B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MO-HOMO gap(ev)</text:p>
                <draw:g>
                  <svg:desc>Sheet7.B1:Sheet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N-9,1-Naphthalene</text:p>
                <draw:g>
                  <svg:desc>Sheet7.A2:Sheet7.A7</svg:desc>
                </draw:g>
              </table:table-cell>
              <table:table-cell office:value-type="float" office:value="9.1">
                <text:p>9.1</text:p>
                <draw:g>
                  <svg:desc>Sheet7.B2:Sheet7.B7</svg:desc>
                </draw:g>
              </table:table-cell>
            </table:table-row>
            <table:table-row>
              <table:table-cell office:value-type="string">
                <text:p>BN-1,9-Naphthalene</text:p>
              </table:table-cell>
              <table:table-cell office:value-type="float" office:value="9.112">
                <text:p>9.112</text:p>
              </table:table-cell>
            </table:table-row>
            <table:table-row>
              <table:table-cell office:value-type="string">
                <text:p>BN-9,2-Naphthalene</text:p>
              </table:table-cell>
              <table:table-cell office:value-type="float" office:value="9.308">
                <text:p>9.308</text:p>
              </table:table-cell>
            </table:table-row>
            <table:table-row>
              <table:table-cell office:value-type="string">
                <text:p>BN-2,9-Naphthalene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BN-3,9-Naphthalene</text:p>
              </table:table-cell>
              <table:table-cell office:value-type="float" office:value="9.496">
                <text:p>9.496</text:p>
              </table:table-cell>
            </table:table-row>
            <table:table-row>
              <table:table-cell office:value-type="string">
                <text:p>BN-9,3-Naphthalene</text:p>
              </table:table-cell>
              <table:table-cell office:value-type="float" office:value="9.525">
                <text:p>9.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